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C00000166326A9630BF90AA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222" officeooo:paragraph-rsid="0014d2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Tarefa 6. Utilizar modelo de código existente</text:p>
      <text:p text:style-name="P1"/>
      <text:p text:style-name="P1"><draw:frame draw:style-name="fr1" draw:name="Imaxe1" text:anchor-type="char" svg:width="15.983cm" svg:height="9.474cm" draw:z-index="0"><draw:image xlink:href="Pictures/100002010000025C00000166326A9630BF90AA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20:52:28.754000000</meta:creation-date>
    <dc:date>2020-11-06T21:08:54.454000000</dc:date>
    <meta:editing-duration>PT16M26S</meta:editing-duration>
    <meta:editing-cycles>1</meta:editing-cycles>
    <meta:document-statistic meta:table-count="0" meta:image-count="1" meta:object-count="0" meta:page-count="1" meta:paragraph-count="1" meta:word-count="7" meta:character-count="46" meta:non-whitespace-character-count="39"/>
    <meta:generator>LibreOffice/7.0.1.2$Windows_X86_64 LibreOffice_project/7cbcfc562f6eb6708b5ff7d7397325de9e764452</meta:generator>
  </office:meta>
</office:document-meta>
</file>